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amos a usar a 3 iteracio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W</text:p>
          </table:table-cell>
          <table:table-cell table:formula="of:=[.D1]/2.06" office:value-type="float" office:value="0.339805825242718" calcext:value-type="float">
            <text:p>0.339805825242718</text:p>
          </table:table-cell>
          <table:table-cell office:value-type="string" calcext:value-type="string">
            <text:p>Sin filtro</text:p>
          </table:table-cell>
          <table:table-cell/>
          <table:table-cell table:formula="of:=1.6*0.0000000000016*100*100" office:value-type="float" office:value="0.0000000256" calcext:value-type="float">
            <text:p>2.56E-08</text:p>
          </table:table-cell>
          <table:table-cell table:formula="of:=[.F1]/([.$I$1]*1000*1000)" office:value-type="float" office:value="13.2736650485437" calcext:value-type="float">
            <text:p>13.2736650485437</text:p>
          </table:table-cell>
          <table:table-cell table:number-columns-repeated="3"/>
          <table:table-cell office:value-type="string" calcext:value-type="string">
            <text:p>Bajada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mW</text:p>
          </table:table-cell>
          <table:table-cell/>
          <table:table-cell office:value-type="string" calcext:value-type="string">
            <text:p>De nuevo</text:p>
          </table:table-cell>
          <table:table-cell office:value-type="float" office:value="64" calcext:value-type="float">
            <text:p>64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**+***</text:p>
          </table:table-cell>
        </table:table-row>
        <table:table-row table:style-name="ro1">
          <table:table-cell office:value-type="string" calcext:value-type="string">
            <text:p>Guardamos cad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[.D2]/2.06" office:value-type="float" office:value="0.446601941747573" calcext:value-type="float">
            <text:p>0.446601941747573</text:p>
          </table:table-cell>
          <table:table-cell table:number-columns-repeated="3"/>
          <table:table-cell table:formula="of:=[.F2]/([.$I$1]*1000*1000)" office:value-type="float" office:value="17.4453883495146" calcext:value-type="float">
            <text:p>17.4453883495146</text:p>
          </table:table-cell>
          <table:table-cell table:number-columns-repeated="3"/>
          <table:table-cell office:value-type="string" calcext:value-type="string">
            <text:p>Mismo tamaño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30.4" calcext:value-type="float">
            <text:p>30.4</text:p>
          </table:table-cell>
          <table:table-cell/>
        </table:table-row>
        <table:table-row table:style-name="ro1">
          <table:table-cell office:value-type="string" calcext:value-type="string">
            <text:p>imagen del la CC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D3]/2.06" office:value-type="float" office:value="0.524271844660194" calcext:value-type="float">
            <text:p>0.524271844660194</text:p>
          </table:table-cell>
          <table:table-cell table:number-columns-repeated="3"/>
          <table:table-cell table:formula="of:=[.F3]/([.$I$1]*1000*1000)" office:value-type="float" office:value="20.4793689320388" calcext:value-type="float">
            <text:p>20.4793689320388</text:p>
          </table:table-cell>
          <table:table-cell table:number-columns-repeated="3"/>
          <table:table-cell office:value-type="string" calcext:value-type="string">
            <text:p>otro pilar</text:p>
          </table:table-cell>
          <table:table-cell table:number-columns-repeated="4"/>
          <table:table-cell office:value-type="string" calcext:value-type="string">
            <text:p>Carpeta 02</text:p>
          </table:table-cell>
          <table:table-cell office:value-type="float" office:value="66" calcext:value-type="float">
            <text:p>66</text:p>
          </table:table-cell>
          <table:table-cell office:value-type="float" office:value="29.4" calcext:value-type="float">
            <text:p>29.4</text:p>
          </table:table-cell>
          <table:table-cell/>
        </table:table-row>
        <table:table-row table:style-name="ro1">
          <table:table-cell office:value-type="string" calcext:value-type="string">
            <text:p>El archivo 1 es el archivo _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D4]/2.06" office:value-type="float" office:value="0.58252427184466" calcext:value-type="float">
            <text:p>0.58252427184466</text:p>
          </table:table-cell>
          <table:table-cell table:number-columns-repeated="3"/>
          <table:table-cell table:formula="of:=[.F4]/([.$I$1]*1000*1000)" office:value-type="float" office:value="22.754854368932" calcext:value-type="float">
            <text:p>22.754854368932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.34</text:p>
          </table:table-cell>
          <table:table-cell/>
          <table:table-cell table:formula="of:=[.D5]/2.06" office:value-type="float" office:value="0.650485436893204" calcext:value-type="float">
            <text:p>0.650485436893204</text:p>
          </table:table-cell>
          <table:table-cell table:number-columns-repeated="3"/>
          <table:table-cell table:formula="of:=[.F5]/([.$I$1]*1000*1000)" office:value-type="float" office:value="25.4095873786408" calcext:value-type="float">
            <text:p>25.4095873786408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51" calcext:value-type="float">
            <text:p>1.51</text:p>
          </table:table-cell>
          <table:table-cell/>
          <table:table-cell table:formula="of:=[.D6]/2.06" office:value-type="float" office:value="0.733009708737864" calcext:value-type="float">
            <text:p>0.733009708737864</text:p>
          </table:table-cell>
          <table:table-cell table:number-columns-repeated="3"/>
          <table:table-cell table:formula="of:=[.F6]/([.$I$1]*1000*1000)" office:value-type="float" office:value="28.6331917475728" calcext:value-type="float">
            <text:p>28.6331917475728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24.15" calcext:value-type="float">
            <text:p>24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71" calcext:value-type="float">
            <text:p>1.71</text:p>
          </table:table-cell>
          <table:table-cell/>
          <table:table-cell table:formula="of:=[.D7]/2.06" office:value-type="float" office:value="0.830097087378641" calcext:value-type="float">
            <text:p>0.830097087378641</text:p>
          </table:table-cell>
          <table:table-cell table:number-columns-repeated="3"/>
          <table:table-cell table:formula="of:=[.F7]/([.$I$1]*1000*1000)" office:value-type="float" office:value="32.4256674757281" calcext:value-type="float">
            <text:p>32.4256674757281</text:p>
          </table:table-cell>
          <table:table-cell table:number-columns-repeated="9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1.6" calcext:value-type="float">
            <text:p>21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96" calcext:value-type="float">
            <text:p>1.96</text:p>
          </table:table-cell>
          <table:table-cell/>
          <table:table-cell table:formula="of:=[.D8]/2.06" office:value-type="float" office:value="0.951456310679612" calcext:value-type="float">
            <text:p>0.951456310679612</text:p>
          </table:table-cell>
          <table:table-cell table:number-columns-repeated="3"/>
          <table:table-cell table:formula="of:=[.F8]/([.$I$1]*1000*1000)" office:value-type="float" office:value="37.1662621359223" calcext:value-type="float">
            <text:p>37.1662621359223</text:p>
          </table:table-cell>
          <table:table-cell table:number-columns-repeated="9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18.4" calcext:value-type="float">
            <text:p>18.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.17" calcext:value-type="float">
            <text:p>2.17</text:p>
          </table:table-cell>
          <table:table-cell/>
          <table:table-cell table:formula="of:=[.D9]/2.06" office:value-type="float" office:value="1.05339805825243" calcext:value-type="float">
            <text:p>1.05339805825243</text:p>
          </table:table-cell>
          <table:table-cell table:number-columns-repeated="3"/>
          <table:table-cell table:formula="of:=[.F9]/([.$I$1]*1000*1000)" office:value-type="float" office:value="41.1483616504854" calcext:value-type="float">
            <text:p>41.1483616504854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38" calcext:value-type="float">
            <text:p>2.38</text:p>
          </table:table-cell>
          <table:table-cell/>
          <table:table-cell table:formula="of:=[.D10]/2.06" office:value-type="float" office:value="1.15533980582524" calcext:value-type="float">
            <text:p>1.15533980582524</text:p>
          </table:table-cell>
          <table:table-cell table:number-columns-repeated="3"/>
          <table:table-cell table:formula="of:=[.F10]/([.$I$1]*1000*1000)" office:value-type="float" office:value="45.1304611650485" calcext:value-type="float">
            <text:p>45.1304611650485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.65" calcext:value-type="float">
            <text:p>2.65</text:p>
          </table:table-cell>
          <table:table-cell/>
          <table:table-cell table:formula="of:=[.D11]/2.06" office:value-type="float" office:value="1.28640776699029" calcext:value-type="float">
            <text:p>1.28640776699029</text:p>
          </table:table-cell>
          <table:table-cell table:number-columns-repeated="3"/>
          <table:table-cell table:formula="of:=[.F11]/([.$I$1]*1000*1000)" office:value-type="float" office:value="50.2503033980582" calcext:value-type="float">
            <text:p>50.2503033980582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2.91" calcext:value-type="float">
            <text:p>2.91</text:p>
          </table:table-cell>
          <table:table-cell table:style-name="ce1"/>
          <table:table-cell table:style-name="ce1" table:formula="of:=[.D12]/2.06" office:value-type="float" office:value="1.4126213592233" calcext:value-type="float">
            <text:p>1.4126213592233</text:p>
          </table:table-cell>
          <table:table-cell table:style-name="ce1"/>
          <table:table-cell office:value-type="string" calcext:value-type="string">
            <text:p>sin CC</text:p>
          </table:table-cell>
          <table:table-cell/>
          <table:table-cell table:formula="of:=[.F12]/([.$I$1]*1000*1000)" office:value-type="float" office:value="55.1805218446602" calcext:value-type="float">
            <text:p>55.180521844660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.91" calcext:value-type="float">
            <text:p>2.91</text:p>
          </table:table-cell>
          <table:table-cell/>
          <table:table-cell table:formula="of:=[.D13]/2.06" office:value-type="float" office:value="1.4126213592233" calcext:value-type="float">
            <text:p>1.412621359223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n CC</text:p>
          </table:table-cell>
          <table:table-cell/>
          <table:table-cell table:formula="of:=[.F13]/([.$I$1]*1000*1000)" office:value-type="float" office:value="55.1805218446602" calcext:value-type="float">
            <text:p>55.1805218446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.22" calcext:value-type="float">
            <text:p>3.22</text:p>
          </table:table-cell>
          <table:table-cell/>
          <table:table-cell table:formula="of:=[.D14]/2.06" office:value-type="float" office:value="1.5631067961165" calcext:value-type="float">
            <text:p>1.5631067961165</text:p>
          </table:table-cell>
          <table:table-cell table:number-columns-repeated="3"/>
          <table:table-cell table:formula="of:=[.F14]/([.$I$1]*1000*1000)" office:value-type="float" office:value="61.058859223301" calcext:value-type="float">
            <text:p>61.0588592233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.55" calcext:value-type="float">
            <text:p>3.55</text:p>
          </table:table-cell>
          <table:table-cell/>
          <table:table-cell table:formula="of:=[.D15]/2.06" office:value-type="float" office:value="1.72330097087379" calcext:value-type="float">
            <text:p>1.72330097087379</text:p>
          </table:table-cell>
          <table:table-cell table:number-columns-repeated="3"/>
          <table:table-cell table:formula="of:=[.F15]/([.$I$1]*1000*1000)" office:value-type="float" office:value="67.3164441747573" calcext:value-type="float">
            <text:p>67.31644417475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.15" calcext:value-type="float">
            <text:p>4.15</text:p>
          </table:table-cell>
          <table:table-cell/>
          <table:table-cell table:formula="of:=[.D16]/2.06" office:value-type="float" office:value="2.01456310679612" calcext:value-type="float">
            <text:p>2.01456310679612</text:p>
          </table:table-cell>
          <table:table-cell table:number-columns-repeated="3"/>
          <table:table-cell table:formula="of:=[.F16]/([.$I$1]*1000*1000)" office:value-type="float" office:value="78.6938713592233" calcext:value-type="float">
            <text:p>78.69387135922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D17]/2.06" office:value-type="float" office:value="2.18446601941748" calcext:value-type="float">
            <text:p>2.18446601941748</text:p>
          </table:table-cell>
          <table:table-cell table:number-columns-repeated="3"/>
          <table:table-cell table:formula="of:=[.F17]/([.$I$1]*1000*1000)" office:value-type="float" office:value="85.3307038834951" calcext:value-type="float">
            <text:p>85.33070388349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97" calcext:value-type="float">
            <text:p>4.97</text:p>
          </table:table-cell>
          <table:table-cell/>
          <table:table-cell table:formula="of:=[.D18]/2.06" office:value-type="float" office:value="2.4126213592233" calcext:value-type="float">
            <text:p>2.4126213592233</text:p>
          </table:table-cell>
          <table:table-cell table:number-columns-repeated="3"/>
          <table:table-cell table:formula="of:=[.F18]/([.$I$1]*1000*1000)" office:value-type="float" office:value="94.2430218446602" calcext:value-type="float">
            <text:p>94.2430218446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D19]/2.06" office:value-type="float" office:value="2.71844660194175" calcext:value-type="float">
            <text:p>2.71844660194175</text:p>
          </table:table-cell>
          <table:table-cell table:number-columns-repeated="3"/>
          <table:table-cell table:formula="of:=[.F19]/([.$I$1]*1000*1000)" office:value-type="float" office:value="106.18932038835" calcext:value-type="float">
            <text:p>106.189320388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.25" calcext:value-type="float">
            <text:p>6.25</text:p>
          </table:table-cell>
          <table:table-cell/>
          <table:table-cell table:formula="of:=[.D20]/2.06" office:value-type="float" office:value="3.03398058252427" calcext:value-type="float">
            <text:p>3.03398058252427</text:p>
          </table:table-cell>
          <table:table-cell table:number-columns-repeated="3"/>
          <table:table-cell table:formula="of:=[.F20]/([.$I$1]*1000*1000)" office:value-type="float" office:value="118.514866504854" calcext:value-type="float">
            <text:p>118.5148665048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.15" calcext:value-type="float">
            <text:p>7.15</text:p>
          </table:table-cell>
          <table:table-cell/>
          <table:table-cell table:formula="of:=[.D21]/2.06" office:value-type="float" office:value="3.47087378640777" calcext:value-type="float">
            <text:p>3.47087378640777</text:p>
          </table:table-cell>
          <table:table-cell table:number-columns-repeated="3"/>
          <table:table-cell table:formula="of:=[.F21]/([.$I$1]*1000*1000)" office:value-type="float" office:value="135.581007281553" calcext:value-type="float">
            <text:p>135.5810072815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.14" calcext:value-type="float">
            <text:p>8.14</text:p>
          </table:table-cell>
          <table:table-cell/>
          <table:table-cell table:formula="of:=[.D22]/2.06" office:value-type="float" office:value="3.95145631067961" calcext:value-type="float">
            <text:p>3.95145631067961</text:p>
          </table:table-cell>
          <table:table-cell table:number-columns-repeated="3"/>
          <table:table-cell table:formula="of:=[.F22]/([.$I$1]*1000*1000)" office:value-type="float" office:value="154.353762135922" calcext:value-type="float">
            <text:p>154.3537621359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[.D23]/2.06" office:value-type="float" office:value="4.41747572815534" calcext:value-type="float">
            <text:p>4.41747572815534</text:p>
          </table:table-cell>
          <table:table-cell table:number-columns-repeated="3"/>
          <table:table-cell table:formula="of:=[.F23]/([.$I$1]*1000*1000)" office:value-type="float" office:value="172.557645631068" calcext:value-type="float">
            <text:p>172.5576456310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24]/2.06" office:value-type="float" office:value="4.85436893203883" calcext:value-type="float">
            <text:p>4.85436893203883</text:p>
          </table:table-cell>
          <table:table-cell table:number-columns-repeated="3"/>
          <table:table-cell table:formula="of:=[.F24]/([.$I$1]*1000*1000)" office:value-type="float" office:value="189.623786407767" calcext:value-type="float">
            <text:p>189.6237864077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/>
          <table:table-cell table:formula="of:=[.D25]/2.06" office:value-type="float" office:value="5.29126213592233" calcext:value-type="float">
            <text:p>5.29126213592233</text:p>
          </table:table-cell>
          <table:table-cell table:number-columns-repeated="3"/>
          <table:table-cell table:formula="of:=[.F25]/([.$I$1]*1000*1000)" office:value-type="float" office:value="206.689927184466" calcext:value-type="float">
            <text:p>206.6899271844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[.D26]/2.06" office:value-type="float" office:value="5.67961165048544" calcext:value-type="float">
            <text:p>5.67961165048544</text:p>
          </table:table-cell>
          <table:table-cell table:number-columns-repeated="3"/>
          <table:table-cell table:formula="of:=[.F26]/([.$I$1]*1000*1000)" office:value-type="float" office:value="221.859830097087" calcext:value-type="float">
            <text:p>221.8598300970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[.D27]/2.06" office:value-type="float" office:value="6.06796116504854" calcext:value-type="float">
            <text:p>6.06796116504854</text:p>
          </table:table-cell>
          <table:table-cell table:number-columns-repeated="3"/>
          <table:table-cell table:formula="of:=[.F27]/([.$I$1]*1000*1000)" office:value-type="float" office:value="237.029733009709" calcext:value-type="float">
            <text:p>237.0297330097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D28]/2.06" office:value-type="float" office:value="6.6504854368932" calcext:value-type="float">
            <text:p>6.6504854368932</text:p>
          </table:table-cell>
          <table:table-cell table:number-columns-repeated="3"/>
          <table:table-cell table:formula="of:=[.F28]/([.$I$1]*1000*1000)" office:value-type="float" office:value="259.784587378641" calcext:value-type="float">
            <text:p>259.7845873786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D29]/2.06" office:value-type="float" office:value="7.03883495145631" calcext:value-type="float">
            <text:p>7.03883495145631</text:p>
          </table:table-cell>
          <table:table-cell table:number-columns-repeated="3"/>
          <table:table-cell table:formula="of:=[.F29]/([.$I$1]*1000*1000)" office:value-type="float" office:value="274.954490291262" calcext:value-type="float">
            <text:p>274.9544902912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5.7" calcext:value-type="float">
            <text:p>15.7</text:p>
          </table:table-cell>
          <table:table-cell/>
          <table:table-cell table:formula="of:=[.D30]/2.06" office:value-type="float" office:value="7.62135922330097" calcext:value-type="float">
            <text:p>7.62135922330097</text:p>
          </table:table-cell>
          <table:table-cell table:number-columns-repeated="3"/>
          <table:table-cell table:formula="of:=[.F30]/([.$I$1]*1000*1000)" office:value-type="float" office:value="297.709344660194" calcext:value-type="float">
            <text:p>297.7093446601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7.3" calcext:value-type="float">
            <text:p>17.3</text:p>
          </table:table-cell>
          <table:table-cell/>
          <table:table-cell table:formula="of:=[.D31]/2.06" office:value-type="float" office:value="8.39805825242718" calcext:value-type="float">
            <text:p>8.39805825242718</text:p>
          </table:table-cell>
          <table:table-cell table:number-columns-repeated="3"/>
          <table:table-cell table:formula="of:=[.F31]/([.$I$1]*1000*1000)" office:value-type="float" office:value="328.049150485437" calcext:value-type="float">
            <text:p>328.0491504854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8.15" calcext:value-type="float">
            <text:p>18.15</text:p>
          </table:table-cell>
          <table:table-cell/>
          <table:table-cell table:formula="of:=[.D32]/2.06" office:value-type="float" office:value="8.81067961165049" calcext:value-type="float">
            <text:p>8.81067961165049</text:p>
          </table:table-cell>
          <table:table-cell table:number-columns-repeated="3"/>
          <table:table-cell table:formula="of:=[.F32]/([.$I$1]*1000*1000)" office:value-type="float" office:value="344.167172330097" calcext:value-type="float">
            <text:p>344.1671723300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D33]/2.06" office:value-type="float" office:value="9.22330097087379" calcext:value-type="float">
            <text:p>9.22330097087379</text:p>
          </table:table-cell>
          <table:table-cell table:number-columns-repeated="3"/>
          <table:table-cell table:formula="of:=[.F33]/([.$I$1]*1000*1000)" office:value-type="float" office:value="360.285194174757" calcext:value-type="float">
            <text:p>360.2851941747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9.6" calcext:value-type="float">
            <text:p>19.6</text:p>
          </table:table-cell>
          <table:table-cell/>
          <table:table-cell table:formula="of:=[.D34]/2.06" office:value-type="float" office:value="9.51456310679612" calcext:value-type="float">
            <text:p>9.51456310679612</text:p>
          </table:table-cell>
          <table:table-cell table:number-columns-repeated="3"/>
          <table:table-cell table:formula="of:=[.F34]/([.$I$1]*1000*1000)" office:value-type="float" office:value="371.662621359223" calcext:value-type="float">
            <text:p>371.6626213592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[.D35]/2.06" office:value-type="float" office:value="10" calcext:value-type="float">
            <text:p>10</text:p>
          </table:table-cell>
          <table:table-cell table:number-columns-repeated="3"/>
          <table:table-cell table:formula="of:=[.F35]/([.$I$1]*1000*1000)" office:value-type="float" office:value="390.625" calcext:value-type="float">
            <text:p>390.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1.5" calcext:value-type="float">
            <text:p>21.5</text:p>
          </table:table-cell>
          <table:table-cell/>
          <table:table-cell table:formula="of:=[.D36]/2.06" office:value-type="float" office:value="10.4368932038835" calcext:value-type="float">
            <text:p>10.4368932038835</text:p>
          </table:table-cell>
          <table:table-cell table:number-columns-repeated="3"/>
          <table:table-cell table:formula="of:=[.F36]/([.$I$1]*1000*1000)" office:value-type="float" office:value="407.691140776699" calcext:value-type="float">
            <text:p>407.6911407766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[.D37]/2.06" office:value-type="float" office:value="11.2135922330097" calcext:value-type="float">
            <text:p>11.2135922330097</text:p>
          </table:table-cell>
          <table:table-cell table:number-columns-repeated="3"/>
          <table:table-cell table:formula="of:=[.F37]/([.$I$1]*1000*1000)" office:value-type="float" office:value="438.030946601942" calcext:value-type="float">
            <text:p>438.0309466019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[.D38]/2.06" office:value-type="float" office:value="11.6990291262136" calcext:value-type="float">
            <text:p>11.6990291262136</text:p>
          </table:table-cell>
          <table:table-cell table:number-columns-repeated="3"/>
          <table:table-cell table:formula="of:=[.F38]/([.$I$1]*1000*1000)" office:value-type="float" office:value="456.993325242718" calcext:value-type="float">
            <text:p>456.9933252427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ensó!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5.1" calcext:value-type="float">
            <text:p>25.1</text:p>
          </table:table-cell>
          <table:table-cell/>
          <table:table-cell table:formula="of:=[.D39]/2.06" office:value-type="float" office:value="12.1844660194175" calcext:value-type="float">
            <text:p>12.1844660194175</text:p>
          </table:table-cell>
          <table:table-cell table:number-columns-repeated="3"/>
          <table:table-cell table:formula="of:=[.F39]/([.$I$1]*1000*1000)" office:value-type="float" office:value="475.955703883495" calcext:value-type="float">
            <text:p>475.955703883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.75" calcext:value-type="float">
            <text:p>25.75</text:p>
          </table:table-cell>
          <table:table-cell/>
          <table:table-cell table:formula="of:=[.D40]/2.06" office:value-type="float" office:value="12.5" calcext:value-type="float">
            <text:p>12.5</text:p>
          </table:table-cell>
          <table:table-cell table:number-columns-repeated="3"/>
          <table:table-cell table:formula="of:=[.F40]/([.$I$1]*1000*1000)" office:value-type="float" office:value="488.28125" calcext:value-type="float">
            <text:p>488.28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 perdió!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6.4" calcext:value-type="float">
            <text:p>26.4</text:p>
          </table:table-cell>
          <table:table-cell/>
          <table:table-cell table:formula="of:=[.D41]/2.06" office:value-type="float" office:value="12.8155339805825" calcext:value-type="float">
            <text:p>12.8155339805825</text:p>
          </table:table-cell>
          <table:table-cell table:number-columns-repeated="3"/>
          <table:table-cell table:formula="of:=[.F41]/([.$I$1]*1000*1000)" office:value-type="float" office:value="500.606796116505" calcext:value-type="float">
            <text:p>500.606796116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 perdió!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.4" calcext:value-type="float">
            <text:p>26.4</text:p>
          </table:table-cell>
          <table:table-cell/>
          <table:table-cell table:formula="of:=[.D42]/2.06" office:value-type="float" office:value="12.8155339805825" calcext:value-type="float">
            <text:p>12.8155339805825</text:p>
          </table:table-cell>
          <table:table-cell table:number-columns-repeated="3"/>
          <table:table-cell table:formula="of:=[.F42]/([.$I$1]*1000*1000)" office:value-type="float" office:value="500.606796116505" calcext:value-type="float">
            <text:p>500.606796116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7.2" calcext:value-type="float">
            <text:p>27.2</text:p>
          </table:table-cell>
          <table:table-cell/>
          <table:table-cell table:formula="of:=[.D43]/2.06" office:value-type="float" office:value="13.2038834951456" calcext:value-type="float">
            <text:p>13.2038834951456</text:p>
          </table:table-cell>
          <table:table-cell table:number-columns-repeated="3"/>
          <table:table-cell table:formula="of:=[.F43]/([.$I$1]*1000*1000)" office:value-type="float" office:value="515.776699029126" calcext:value-type="float">
            <text:p>515.7766990291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44]/2.06" office:value-type="float" office:value="13.5922330097087" calcext:value-type="float">
            <text:p>13.5922330097087</text:p>
          </table:table-cell>
          <table:table-cell table:number-columns-repeated="3"/>
          <table:table-cell table:formula="of:=[.F44]/([.$I$1]*1000*1000)" office:value-type="float" office:value="530.946601941747" calcext:value-type="float">
            <text:p>530.946601941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ensó!</text:p>
          </table:table-cell>
          <table:table-cell office:value-type="string" calcext:value-type="string">
            <text:p>Saturó</text:p>
          </table:table-cell>
          <table:table-cell office:value-type="float" office:value="51" calcext:value-type="float">
            <text:p>51</text:p>
          </table:table-cell>
          <table:table-cell office:value-type="float" office:value="29.2" calcext:value-type="float">
            <text:p>29.2</text:p>
          </table:table-cell>
          <table:table-cell/>
          <table:table-cell table:formula="of:=[.D45]/2.06" office:value-type="float" office:value="14.1747572815534" calcext:value-type="float">
            <text:p>14.1747572815534</text:p>
          </table:table-cell>
          <table:table-cell office:value-type="string" calcext:value-type="string">
            <text:p>NO ccd</text:p>
          </table:table-cell>
          <table:table-cell table:number-columns-repeated="2"/>
          <table:table-cell table:formula="of:=[.F45]/([.$I$1]*1000*1000)" office:value-type="float" office:value="553.701456310679" calcext:value-type="float">
            <text:p>553.7014563106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etimos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9.1" calcext:value-type="float">
            <text:p>29.1</text:p>
          </table:table-cell>
          <table:table-cell/>
          <table:table-cell table:formula="of:=[.D46]/2.06" office:value-type="float" office:value="14.126213592233" calcext:value-type="float">
            <text:p>14.126213592233</text:p>
          </table:table-cell>
          <table:table-cell office:value-type="string" calcext:value-type="string">
            <text:p>***+**</text:p>
          </table:table-cell>
          <table:table-cell table:number-columns-repeated="2"/>
          <table:table-cell table:formula="of:=[.F46]/([.$I$1]*1000*1000)" office:value-type="float" office:value="551.805218446602" calcext:value-type="float">
            <text:p>551.805218446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.6" calcext:value-type="float">
            <text:p>29.6</text:p>
          </table:table-cell>
          <table:table-cell/>
          <table:table-cell table:formula="of:=[.D47]/2.06" office:value-type="float" office:value="14.368932038835" calcext:value-type="float">
            <text:p>14.368932038835</text:p>
          </table:table-cell>
          <table:table-cell table:number-columns-repeated="3"/>
          <table:table-cell table:formula="of:=[.F47]/([.$I$1]*1000*1000)" office:value-type="float" office:value="561.28640776699" calcext:value-type="float">
            <text:p>561.286407766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0.5" calcext:value-type="float">
            <text:p>30.5</text:p>
          </table:table-cell>
          <table:table-cell/>
          <table:table-cell table:formula="of:=[.D48]/2.06" office:value-type="float" office:value="14.8058252427184" calcext:value-type="float">
            <text:p>14.8058252427184</text:p>
          </table:table-cell>
          <table:table-cell table:number-columns-repeated="3"/>
          <table:table-cell table:formula="of:=[.F48]/([.$I$1]*1000*1000)" office:value-type="float" office:value="578.352548543689" calcext:value-type="float">
            <text:p>578.352548543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1.4" calcext:value-type="float">
            <text:p>31.4</text:p>
          </table:table-cell>
          <table:table-cell/>
          <table:table-cell table:formula="of:=[.D49]/2.06" office:value-type="float" office:value="15.2427184466019" calcext:value-type="float">
            <text:p>15.2427184466019</text:p>
          </table:table-cell>
          <table:table-cell table:number-columns-repeated="3"/>
          <table:table-cell table:formula="of:=[.F49]/([.$I$1]*1000*1000)" office:value-type="float" office:value="595.418689320388" calcext:value-type="float">
            <text:p>595.4186893203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2.9" calcext:value-type="float">
            <text:p>32.9</text:p>
          </table:table-cell>
          <table:table-cell/>
          <table:table-cell table:formula="of:=[.D50]/2.06" office:value-type="float" office:value="15.9708737864078" calcext:value-type="float">
            <text:p>15.9708737864078</text:p>
          </table:table-cell>
          <table:table-cell table:number-columns-repeated="3"/>
          <table:table-cell table:formula="of:=[.F50]/([.$I$1]*1000*1000)" office:value-type="float" office:value="623.862257281553" calcext:value-type="float">
            <text:p>623.862257281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ensó!</text:p>
          </table:table-cell>
          <table:table-cell office:value-type="string" calcext:value-type="string">
            <text:p>x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D51]/2.06" office:value-type="float" office:value="16.9902912621359" calcext:value-type="float">
            <text:p>16.9902912621359</text:p>
          </table:table-cell>
          <table:table-cell table:number-columns-repeated="3"/>
          <table:table-cell table:formula="of:=[.F51]/([.$I$1]*1000*1000)" office:value-type="float" office:value="663.683252427184" calcext:value-type="float">
            <text:p>663.683252427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/>
          <table:table-cell table:formula="of:=[.D52]/2.06" office:value-type="float" office:value="17.2815533980583" calcext:value-type="float">
            <text:p>17.2815533980583</text:p>
          </table:table-cell>
          <table:table-cell table:number-columns-repeated="3"/>
          <table:table-cell table:formula="of:=[.F52]/([.$I$1]*1000*1000)" office:value-type="float" office:value="675.06067961165" calcext:value-type="float">
            <text:p>675.060679611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6.2" calcext:value-type="float">
            <text:p>36.2</text:p>
          </table:table-cell>
          <table:table-cell/>
          <table:table-cell table:formula="of:=[.D53]/2.06" office:value-type="float" office:value="17.5728155339806" calcext:value-type="float">
            <text:p>17.5728155339806</text:p>
          </table:table-cell>
          <table:table-cell table:number-columns-repeated="3"/>
          <table:table-cell table:formula="of:=[.F53]/([.$I$1]*1000*1000)" office:value-type="float" office:value="686.438106796116" calcext:value-type="float">
            <text:p>686.43810679611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54]/2.06" office:value-type="float" office:value="0" calcext:value-type="float">
            <text:p>0</text:p>
          </table:table-cell>
          <table:table-cell table:number-columns-repeated="3"/>
          <table:table-cell table:formula="of:=[.F54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55]/2.06" office:value-type="float" office:value="0" calcext:value-type="float">
            <text:p>0</text:p>
          </table:table-cell>
          <table:table-cell table:number-columns-repeated="3"/>
          <table:table-cell table:formula="of:=[.F55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56]/2.06" office:value-type="float" office:value="0" calcext:value-type="float">
            <text:p>0</text:p>
          </table:table-cell>
          <table:table-cell table:number-columns-repeated="3"/>
          <table:table-cell table:formula="of:=[.F56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57]/2.06" office:value-type="float" office:value="0" calcext:value-type="float">
            <text:p>0</text:p>
          </table:table-cell>
          <table:table-cell table:number-columns-repeated="3"/>
          <table:table-cell table:formula="of:=[.F57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58]/2.06" office:value-type="float" office:value="0" calcext:value-type="float">
            <text:p>0</text:p>
          </table:table-cell>
          <table:table-cell table:number-columns-repeated="3"/>
          <table:table-cell table:formula="of:=[.F58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59]/2.06" office:value-type="float" office:value="0" calcext:value-type="float">
            <text:p>0</text:p>
          </table:table-cell>
          <table:table-cell table:number-columns-repeated="3"/>
          <table:table-cell table:formula="of:=[.F59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60]/2.06" office:value-type="float" office:value="0" calcext:value-type="float">
            <text:p>0</text:p>
          </table:table-cell>
          <table:table-cell table:number-columns-repeated="3"/>
          <table:table-cell table:formula="of:=[.F60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61]/2.06" office:value-type="float" office:value="0" calcext:value-type="float">
            <text:p>0</text:p>
          </table:table-cell>
          <table:table-cell table:number-columns-repeated="3"/>
          <table:table-cell table:formula="of:=[.F61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62]/2.06" office:value-type="float" office:value="0" calcext:value-type="float">
            <text:p>0</text:p>
          </table:table-cell>
          <table:table-cell table:number-columns-repeated="3"/>
          <table:table-cell table:formula="of:=[.F62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63]/2.06" office:value-type="float" office:value="0" calcext:value-type="float">
            <text:p>0</text:p>
          </table:table-cell>
          <table:table-cell table:number-columns-repeated="3"/>
          <table:table-cell table:formula="of:=[.F63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64]/2.06" office:value-type="float" office:value="0" calcext:value-type="float">
            <text:p>0</text:p>
          </table:table-cell>
          <table:table-cell table:number-columns-repeated="3"/>
          <table:table-cell table:formula="of:=[.F64]/([.$I$1]*1000*100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D65]/2.06" office:value-type="float" office:value="0" calcext:value-type="float">
            <text:p>0</text:p>
          </table:table-cell>
          <table:table-cell table:number-columns-repeated="3"/>
          <table:table-cell table:formula="of:=[.F65]/([.$I$1]*1000*1000)"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6:29:26.607303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332" meta:object-count="0"/>
  </office:meta>
</office:document-meta>
</file>